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jpeg" manifest:media-type="image/jpeg"/>
  <manifest:file-entry manifest:full-path="media/image6.png" manifest:media-type="image/png"/>
  <manifest:file-entry manifest:full-path="media/image7.jpeg" manifest:media-type="image/jpeg"/>
  <manifest:file-entry manifest:full-path="media/image8.png" manifest:media-type="image/png"/>
  <manifest:file-entry manifest:full-path="media/image9.png" manifest:media-type="image/png"/>
  <manifest:file-entry manifest:full-path="media/image10.jpeg" manifest:media-type="image/jpeg"/>
  <manifest:file-entry manifest:full-path="media/image1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9" style:parent-style-name="Graphics">
      <style:graphic-properties fo:border="0.01042in none" fo:background-color="transparent" fo:clip="rect(0in, 0in, 0in, 0in)" style:mirror="vertical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<text:a xlink:href="https://www.tinkercad.com/things/gak6Bwe0ujY-irtg1herrythibaultp3servo45-179/editel" office:target-frame-name="_top" xlink:show="replace"><text:span text:style-name="Lienhypertexte">Lien serveau45-179°</text:span></text:a><text:s/></text:p>
      <text:p text:style-name="Normal"><draw:frame draw:style-name="a0" draw:name="Image 1" text:anchor-type="as-char" svg:x="0in" svg:y="0in" svg:width="2.49752in" svg:height="3.33002in" style:rel-width="scale" style:rel-height="scale"><draw:image xlink:href="media/image1.jpeg" xlink:type="simple" xlink:show="embed" xlink:actuate="onLoad"/><svg:title/><svg:desc/></draw:frame><draw:frame draw:style-name="a1" draw:name="Image 2" text:anchor-type="as-char" svg:x="0in" svg:y="0in" svg:width="3.06293in" svg:height="2.55244in" style:rel-width="scale" style:rel-height="scale"><draw:image xlink:href="media/image2.png" xlink:type="simple" xlink:show="embed" xlink:actuate="onLoad"/><svg:title/><svg:desc>Une image contenant texte

Description générée automatiquement</svg:desc></draw:frame></text:p>
      <text:p text:style-name="Normal"/>
      <text:p text:style-name="Normal"><draw:frame draw:style-name="a2" draw:name="Image 3" text:anchor-type="as-char" svg:x="0in" svg:y="0in" svg:width="6.3in" svg:height="2.80139in" style:rel-width="scale" style:rel-height="scale"><draw:image xlink:href="media/image3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text:a xlink:href="https://www.tinkercad.com/things/0qqXPJYxN4z-irtg1herrythibaultp3servopotentiometre/editel" office:target-frame-name="_top" xlink:show="replace"><text:span text:style-name="Lienhypertexte">Serveau+potentiomètre</text:span></text:a><text:s/></text:p>
      <text:p text:style-name="Normal"><draw:frame draw:style-name="a3" draw:name="Image 4" text:anchor-type="as-char" svg:x="0in" svg:y="0in" svg:width="4.34997in" svg:height="2.02826in" style:rel-width="scale" style:rel-height="scale"><draw:image xlink:href="media/image4.png" xlink:type="simple" xlink:show="embed" xlink:actuate="onLoad"/><svg:title/><svg:desc>Une image contenant texte, équipement électronique

Description générée automatiquement</svg:desc></draw:frame></text:p>
      <text:p text:style-name="Normal"><draw:frame draw:style-name="a4" draw:name="Image 5" text:anchor-type="as-char" svg:x="0in" svg:y="0in" svg:width="2.14301in" svg:height="2.85735in" style:rel-width="scale" style:rel-height="scale"><draw:image xlink:href="media/image5.jpeg" xlink:type="simple" xlink:show="embed" xlink:actuate="onLoad"/><svg:title/><svg:desc>Une image contenant texte, équipement électronique, câble, connecteur

Description générée automatiquement</svg:desc></draw:frame><draw:frame draw:style-name="a5" draw:name="Image 6" text:anchor-type="as-char" svg:x="0in" svg:y="0in" svg:width="3.81766in" svg:height="2.74588in" style:rel-width="scale" style:rel-height="scale"><draw:image xlink:href="media/image6.png" xlink:type="simple" xlink:show="embed" xlink:actuate="onLoad"/><svg:title/><svg:desc>Une image contenant texte

Description générée automatiquement</svg:desc></draw:frame></text:p>
      <text:p text:style-name="Normal"/>
      <text:p text:style-name="Normal">Moteur pas a pas<text:s/></text:p>
      <text:p text:style-name="Normal"><draw:frame draw:style-name="a6" draw:name="Image 7" text:anchor-type="as-char" svg:x="0in" svg:y="0in" svg:width="2.04167in" svg:height="2.72222in" style:rel-width="scale" style:rel-height="scale"><draw:image xlink:href="media/image7.jpeg" xlink:type="simple" xlink:show="embed" xlink:actuate="onLoad"/><svg:title/><svg:desc>Une image contenant texte, équipement électronique

Description générée automatiquement</svg:desc></draw:frame><draw:frame draw:style-name="a7" draw:name="Image 8" text:anchor-type="as-char" svg:x="0in" svg:y="0in" svg:width="4.06928in" svg:height="2.30622in" style:rel-width="scale" style:rel-height="scale"><draw:image xlink:href="media/image8.png" xlink:type="simple" xlink:show="embed" xlink:actuate="onLoad"/><svg:title/><svg:desc>Une image contenant texte

Description générée automatiquement</svg:desc></draw:frame></text:p>
      <text:p text:style-name="Normal"/>
      <text:p text:style-name="Normal"/>
      <text:p text:style-name="Normal"><text:a xlink:href="https://www.tinkercad.com/things/5iV7xjYLnaM" office:target-frame-name="_top" xlink:show="replace"><text:span text:style-name="Lienhypertexte">Moteur DC</text:span></text:a><text:s text:c="2"/></text:p>
      <text:p text:style-name="Normal"><draw:frame draw:style-name="a8" draw:name="Image 9" text:anchor-type="as-char" svg:x="0in" svg:y="0in" svg:width="3.55322in" svg:height="2.71074in" style:rel-width="scale" style:rel-height="scale"><draw:image xlink:href="media/image9.png" xlink:type="simple" xlink:show="embed" xlink:actuate="onLoad"/><svg:title/><svg:desc/></draw:frame><draw:frame draw:style-name="a9" draw:transform="translate(-1.125in -1.5in) rotate(-3.14159) translate(1.125in 1.5in)" draw:name="Image 10" text:anchor-type="as-char" svg:width="2.25in" svg:height="3in" style:rel-width="scale" style:rel-height="scale"><draw:image xlink:href="media/image10.jpeg" xlink:type="simple" xlink:show="embed" xlink:actuate="onLoad"/><svg:title/><svg:desc>Une image contenant texte, intérieur, ordinateur

Description générée automatiquement</svg:desc></draw:frame><draw:frame draw:style-name="a10" draw:name="Image 11" text:anchor-type="as-char" svg:x="0in" svg:y="0in" svg:width="2.20222in" svg:height="3.20066in" style:rel-width="scale" style:rel-height="scale"><draw:image xlink:href="media/image11.png" xlink:type="simple" xlink:show="embed" xlink:actuate="onLoad"/><svg:title/><svg:desc>Une image contenant table

Description générée automatiquement</svg:desc></draw:frame></text:p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B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Thibault Herry</meta:initial-creator>
    <dc:creator>Thibault Herry</dc:creator>
    <meta:creation-date>2023-03-07T17:37:00Z</meta:creation-date>
    <dc:date>2023-03-07T17:56:00Z</dc:date>
    <meta:template xlink:href="Normal.dotm" xlink:type="simple"/>
    <meta:editing-cycles>2</meta:editing-cycles>
    <meta:editing-duration>PT1140S</meta:editing-duration>
    <meta:document-statistic meta:page-count="3" meta:paragraph-count="1" meta:word-count="58" meta:character-count="376" meta:row-count="2" meta:non-whitespace-character-count="319"/>
  </office:meta>
</office:document-meta>
</file>